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paragraph-properties fo:text-align="center" style:justify-single-word="false" style:writing-mode="lr-tb">
        <style:tab-stops>
          <style:tab-stop style:position="2.552in"/>
        </style:tab-stops>
      </style:paragraph-properties>
      <style:text-properties style:font-name="Sans-serif" fo:font-size="12pt" style:text-underline-style="solid" style:text-underline-width="auto" style:text-underline-color="font-color" fo:font-weight="bold" officeooo:rsid="001eadd7" officeooo:paragraph-rsid="001eadd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style:text-underline-style="solid" style:text-underline-width="auto" style:text-underline-color="font-color" fo:font-weight="bold" officeooo:rsid="001c12de" officeooo:paragraph-rsid="001c12de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fo:font-style="normal" style:text-underline-style="none" fo:font-weight="normal" officeooo:rsid="001c12de" officeooo:paragraph-rsid="001c12de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fo:font-style="italic" style:text-underline-style="none" fo:font-weight="normal" officeooo:rsid="001c12de" officeooo:paragraph-rsid="001c12de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 style:writing-mode="lr-tb">
        <style:tab-stops>
          <style:tab-stop style:position="2.552in"/>
        </style:tab-stops>
      </style:paragraph-properties>
      <style:text-properties style:font-name="Sans-serif" fo:font-size="11pt" officeooo:rsid="00274210" officeooo:paragraph-rsid="00274210" style:font-size-asian="11pt" style:font-size-complex="11pt"/>
    </style:style>
    <style:style style:name="T1" style:family="text">
      <style:text-properties officeooo:rsid="0024f6eb"/>
    </style:style>
    <style:style style:name="T2" style:family="text">
      <style:text-properties officeooo:rsid="002623d7"/>
    </style:style>
    <style:style style:name="T3" style:family="text">
      <style:text-properties officeooo:rsid="002b40be"/>
    </style:style>
    <style:style style:name="T4" style:family="text">
      <style:text-properties officeooo:rsid="00331ed6"/>
    </style:style>
    <style:style style:name="T5" style:family="text">
      <style:text-properties officeooo:rsid="002dd123"/>
    </style:style>
    <style:style style:name="T6" style:family="text">
      <style:text-properties officeooo:rsid="00316d89"/>
    </style:style>
    <style:style style:name="T7" style:family="text">
      <style:text-properties officeooo:rsid="002c1e9c"/>
    </style:style>
    <style:style style:name="T8" style:family="text">
      <style:text-properties officeooo:rsid="002beab2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366f96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6c4d9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77a8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8dc4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e6ec5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400b5e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42a6d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41866e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5ac9e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3081f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323ba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44f5e8" style:font-style-asian="normal" style:font-weight-asian="normal" style:font-style-complex="normal" style:font-weight-complex="normal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text-underline-style="none" fo:font-weight="normal" officeooo:rsid="00360bb9" style:font-style-asian="normal" style:font-weight-asian="normal" style:font-style-complex="normal" style:font-weight-complex="normal"/>
    </style:style>
    <style:style style:name="T24" style:family="text">
      <style:text-properties officeooo:rsid="00360bb9"/>
    </style:style>
    <style:style style:name="T25" style:family="text">
      <style:text-properties officeooo:rsid="00474fc2"/>
    </style:style>
    <style:style style:name="T26" style:family="text">
      <style:text-properties officeooo:rsid="00490b51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5f671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d10bd" style:font-style-asian="normal" style:font-style-complex="normal"/>
    </style:style>
    <style:style style:name="T31" style:family="text">
      <style:text-properties fo:font-style="normal" officeooo:rsid="004f72d8" style:font-style-asian="normal" style:font-style-complex="normal"/>
    </style:style>
    <style:style style:name="T32" style:family="text">
      <style:text-properties fo:font-style="normal" officeooo:rsid="00510307" style:font-style-asian="normal" style:font-style-complex="normal"/>
    </style:style>
    <style:style style:name="T33" style:family="text">
      <style:text-properties fo:font-style="normal" officeooo:rsid="00530d7b" style:font-style-asian="normal" style:font-style-complex="normal"/>
    </style:style>
    <style:style style:name="T34" style:family="text">
      <style:text-properties fo:font-style="normal" officeooo:rsid="00532ac3" style:font-style-asian="normal" style:font-style-complex="normal"/>
    </style:style>
    <style:style style:name="T35" style:family="text">
      <style:text-properties fo:font-style="normal" officeooo:rsid="00534837" style:font-style-asian="normal" style:font-style-complex="normal"/>
    </style:style>
    <style:style style:name="T36" style:family="text">
      <style:text-properties fo:font-style="normal" officeooo:rsid="0054fd22" style:font-style-asian="normal" style:font-style-complex="normal"/>
    </style:style>
    <style:style style:name="T37" style:family="text">
      <style:text-properties fo:font-style="italic" officeooo:rsid="005847e3" style:font-style-asian="italic" style:font-style-complex="italic"/>
    </style:style>
    <style:style style:name="T38" style:family="text">
      <style:text-properties fo:font-style="italic" officeooo:rsid="0057321b" style:font-style-asian="italic" style:font-style-complex="italic"/>
    </style:style>
    <style:style style:name="T39" style:family="text">
      <style:text-properties fo:font-style="italic" officeooo:rsid="0054fd22" style:font-style-asian="italic" style:font-style-complex="italic"/>
    </style:style>
    <style:style style:name="T40" style:family="text">
      <style:text-properties fo:font-style="normal" officeooo:rsid="00594ecc" style:font-style-asian="normal" style:font-style-complex="normal"/>
    </style:style>
    <style:style style:name="T41" style:family="text">
      <style:text-properties fo:font-style="normal" officeooo:rsid="005a8b16" style:font-style-asian="normal" style:font-style-complex="normal"/>
    </style:style>
    <style:style style:name="T42" style:family="text">
      <style:text-properties fo:font-style="normal" officeooo:rsid="005ac773" style:font-style-asian="normal" style:font-style-complex="normal"/>
    </style:style>
    <style:style style:name="T43" style:family="text">
      <style:text-properties fo:font-style="normal" officeooo:rsid="005bdf1c" style:font-style-asian="normal" style:font-style-complex="normal"/>
    </style:style>
    <style:style style:name="T44" style:family="text">
      <style:text-properties fo:font-style="normal" officeooo:rsid="005fb653" style:font-style-asian="normal" style:font-style-complex="normal"/>
    </style:style>
    <style:style style:name="T45" style:family="text">
      <style:text-properties fo:font-style="normal" officeooo:rsid="0060db0b" style:font-style-asian="normal" style:font-style-complex="normal"/>
    </style:style>
    <style:style style:name="T46" style:family="text">
      <style:text-properties fo:font-style="normal" officeooo:rsid="0060eeea" style:font-style-asian="normal" style:font-style-complex="normal"/>
    </style:style>
    <style:style style:name="T47" style:family="text">
      <style:text-properties fo:font-style="normal" officeooo:rsid="0061490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ick</text:span><text:span text:style-name="T2">p</text:span><text:span text:style-name="T1">ark – </text:span><text:span text:style-name="T3">Open, Cost-Effective System</text:span> <text:span text:style-name="T4">Conveniently </text:span><text:span text:style-name="T5">Automat</text:span><text:span text:style-name="T6">ing</text:span><text:span text:style-name="T7"> </text:span>Parking <text:span text:style-name="T8">Security</text:span></text:p>
      <text:p text:style-name="P2"/>
      <text:p text:style-name="P2"/>
      <text:p text:style-name="P3">Abstract</text:p>
      <text:p text:style-name="P4"/>
      <text:p text:style-name="P5"><text:span text:style-name="T9">Managing </text:span><text:span text:style-name="T10">v</text:span><text:span text:style-name="T9">ehicle parking </text:span><text:span text:style-name="T10">areas</text:span><text:span text:style-name="T9"> </text:span><text:span text:style-name="T11">r</text:span><text:span text:style-name="T9">equires significant </text:span><text:span text:style-name="T12">error-free </text:span><text:span text:style-name="T9">human effort, and has historically been a problem picked up only by expensive, proprietary, </text:span><text:span text:style-name="T13">always-</text:span><text:span text:style-name="T9">online solutions. Many small organizations cannot afford such expensive solutions. </text:span><text:span text:style-name="T14">T</text:span><text:span text:style-name="T9">rusting remote servers with physical security is a great risk </text:span><text:span text:style-name="T15">even for large organizations</text:span><text:span text:style-name="T9">. </text:span><text:span text:style-name="T16">Coming l</text:span><text:span text:style-name="T17">ast in this chai</text:span><text:span text:style-name="T18">n, </text:span><text:span text:style-name="T17">c</text:span><text:span text:style-name="T9">onsumers </text:span><text:span text:style-name="T19">too, </text:span><text:span text:style-name="T9">face </text:span><text:span text:style-name="T20">issues - e.g. with </text:span><text:span text:style-name="T21">digital </text:span><text:span text:style-name="T9">privacy - when using such proprietary software. In this paper, we propose </text:span><text:span text:style-name="T22">Quickpark</text:span><text:span text:style-name="T9"> – a</text:span><text:span text:style-name="T23">n </text:span><text:span text:style-name="T9">open, libr</text:span>é, <text:span text:style-name="T24">and </text:span>cheap solution <text:span text:style-name="T25">with the ability to o</text:span>ppose said exorbitant expenses, remote reliance, <text:span text:style-name="T25">and</text:span> privacy problems. We then discuss <text:span text:style-name="T26">the development of </text:span>a prototype of <text:span text:style-name="T27">Quickpark </text:span><text:span text:style-name="T28">Unit</text:span><text:span text:style-name="T27"> </text:span><text:span text:style-name="T29">for a single vehicle. This </text:span><text:span text:style-name="T30">i</text:span><text:span text:style-name="T29">nvolve</text:span><text:span text:style-name="T30">s the </text:span><text:span text:style-name="T29">ESP-IDF SDK, Python, OpenCV, MariaDB, and many other well-known open-source, freely-accessible technologies. </text:span><text:span text:style-name="T31">V</text:span><text:span text:style-name="T29">ehicle-detection mechanisms via weight and vision </text:span><text:span text:style-name="T31">shall be explained</text:span><text:span text:style-name="T29">, </text:span><text:span text:style-name="T32">as well as </text:span><text:span text:style-name="T33">the use of computer vision to parse vehicle</text:span><text:span text:style-name="T29"> ID, </text:span><text:span text:style-name="T34">and </text:span><text:span text:style-name="T35">optimize </text:span><text:span text:style-name="T36">the </text:span><text:span text:style-name="T37">Quickpark </text:span><text:span text:style-name="T38">U</text:span><text:span text:style-name="T39">nit’s</text:span><text:span text:style-name="T36"> </text:span><text:span text:style-name="T29">power usage. Finally, we show the network </text:span><text:span text:style-name="T40">architecture</text:span><text:span text:style-name="T29"> </text:span><text:span text:style-name="T41">and </text:span><text:span text:style-name="T29">server-side setup</text:span><text:span text:style-name="T42">s</text:span><text:span text:style-name="T29">, which </text:span><text:span text:style-name="T43">ai</text:span><text:span text:style-name="T44">m </text:span><text:span text:style-name="T43">to </text:span><text:span text:style-name="T29">be </text:span><text:span text:style-name="T45">hosted on security </text:span><text:span text:style-name="T46">infrastructure</text:span><text:span text:style-name="T45"> </text:span><text:span text:style-name="T47">owned</text:span><text:span text:style-name="T29"> by the organization aiming to integrate </text:span><text:span text:style-name="T27">Quickpark</text:span><text:span text:style-name="T2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1:42:45.847095455</meta:creation-date>
    <meta:generator>LibreOffice/25.2.3.2$Linux_X86_64 LibreOffice_project/520$Build-2</meta:generator>
    <dc:date>2025-09-18T22:13:40.597479474</dc:date>
    <meta:editing-duration>PT41M47S</meta:editing-duration>
    <meta:editing-cycles>66</meta:editing-cycles>
    <meta:document-statistic meta:table-count="0" meta:image-count="0" meta:object-count="0" meta:page-count="1" meta:paragraph-count="3" meta:word-count="182" meta:character-count="1276" meta:non-whitespace-character-count="1095"/>
  </office:meta>
</office:document-meta>
</file>